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sition_Graph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vy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-9.81" table:style-name="ce1">
            <text:p>-9.81</text:p>
          </table:table-cell>
          <table:table-cell table:style-name="ce1"/>
          <table:table-cell office:value-type="string" table:style-name="ce1">
            <text:p>&lt;-- Values for position graph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$$h0" table:style-name="ce1">
            <text:p>10</text:p>
          </table:table-cell>
          <table:table-cell office:value-type="float" office:value="10" table:formula="of:=$$y0" table:style-name="ce1">
            <text:p>10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h0</text:p>
          </table:table-cell>
          <table:table-cell office:value-type="string" table:style-name="ce1">
            <text:p>y0</text:p>
          </table:table-cell>
          <table:table-cell office:value-type="string" table:style-name="ce1">
            <text:p>grav</text:p>
          </table:table-cell>
          <table:table-cell table:number-columns-repeated="16374" table:style-name="ce1"/>
        </table:table-row>
        <table:table-row table:style-name="ro1">
          <table:table-cell office:value-type="float" office:value="0.1" table:formula="of:=[.A2]+$$Time" table:style-name="ce1">
            <text:p>0.1</text:p>
          </table:table-cell>
          <table:table-cell office:value-type="float" office:value="1" table:formula="of:=[.B2]+([.C2]*$$Time)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1" table:formula="of:=[.D2]+([.E2]*$$Time)" table:style-name="ce1">
            <text:p>11</text:p>
          </table:table-cell>
          <table:table-cell office:value-type="float" office:value="9.0190000000000001" table:formula="of:=[.E2]+($$grav*$$Time)" table:style-name="ce1">
            <text:p>9.019</text:p>
          </table:table-cell>
          <table:table-cell table:number-columns-repeated="16379" table:style-name="ce1"/>
        </table:table-row>
        <table:table-row table:style-name="ro1">
          <table:table-cell office:value-type="float" office:value="0.2" table:formula="of:=[.A3]+$$Time" table:style-name="ce1">
            <text:p>0.2</text:p>
          </table:table-cell>
          <table:table-cell office:value-type="float" office:value="2" table:formula="of:=[.B3]+([.C3]*$$Time)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.901899999999999" table:formula="of:=[.D3]+([.E3]*$$Time)" table:style-name="ce1">
            <text:p>11.9019</text:p>
          </table:table-cell>
          <table:table-cell office:value-type="float" office:value="8.0380000000000003" table:formula="of:=[.E3]+($$grav*$$Time)" table:style-name="ce1">
            <text:p>8.038</text:p>
          </table:table-cell>
          <table:table-cell table:number-columns-repeated="16379" table:style-name="ce1"/>
        </table:table-row>
        <table:table-row table:style-name="ro1">
          <table:table-cell office:value-type="float" office:value="0.30000000000000004" table:formula="of:=[.A4]+$$Time" table:style-name="ce1">
            <text:p>0.3</text:p>
          </table:table-cell>
          <table:table-cell office:value-type="float" office:value="3" table:formula="of:=[.B4]+([.C4]*$$Time)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.7057" table:formula="of:=[.D4]+([.E4]*$$Time)" table:style-name="ce1">
            <text:p>12.7057</text:p>
          </table:table-cell>
          <table:table-cell office:value-type="float" office:value="7.0570000000000004" table:formula="of:=[.E4]+($$grav*$$Time)" table:style-name="ce1">
            <text:p>7.057</text:p>
          </table:table-cell>
          <table:table-cell table:style-name="ce1"/>
          <table:table-cell table:style-name="ce1">
            <draw:frame draw:z-index="1" draw:id="id0" draw:style-name="a0" draw:name="Chart 1" svg:x="0.36458in" svg:y="0.01562in" svg:width="5.2708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float" office:value="0.4" table:formula="of:=[.A5]+$$Time" table:style-name="ce1">
            <text:p>0.4</text:p>
          </table:table-cell>
          <table:table-cell office:value-type="float" office:value="4" table:formula="of:=[.B5]+([.C5]*$$Time)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3.4114" table:formula="of:=[.D5]+([.E5]*$$Time)" table:style-name="ce1">
            <text:p>13.4114</text:p>
          </table:table-cell>
          <table:table-cell office:value-type="float" office:value="6.0760000000000005" table:formula="of:=[.E5]+($$grav*$$Time)" table:style-name="ce1">
            <text:p>6.076</text:p>
          </table:table-cell>
          <table:table-cell table:number-columns-repeated="16379" table:style-name="ce1"/>
        </table:table-row>
        <table:table-row table:style-name="ro1">
          <table:table-cell office:value-type="float" office:value="0.5" table:formula="of:=[.A6]+$$Time" table:style-name="ce1">
            <text:p>0.5</text:p>
          </table:table-cell>
          <table:table-cell office:value-type="float" office:value="5" table:formula="of:=[.B6]+([.C6]*$$Time)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4.019" table:formula="of:=[.D6]+([.E6]*$$Time)" table:style-name="ce1">
            <text:p>14.019</text:p>
          </table:table-cell>
          <table:table-cell office:value-type="float" office:value="5.0950000000000006" table:formula="of:=[.E6]+($$grav*$$Time)" table:style-name="ce1">
            <text:p>5.095</text:p>
          </table:table-cell>
          <table:table-cell table:number-columns-repeated="16379" table:style-name="ce1"/>
        </table:table-row>
        <table:table-row table:style-name="ro1">
          <table:table-cell office:value-type="float" office:value="0.6" table:formula="of:=[.A7]+$$Time" table:style-name="ce1">
            <text:p>0.6</text:p>
          </table:table-cell>
          <table:table-cell office:value-type="float" office:value="6" table:formula="of:=[.B7]+([.C7]*$$Time)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4.528500000000001" table:formula="of:=[.D7]+([.E7]*$$Time)" table:style-name="ce1">
            <text:p>14.5285</text:p>
          </table:table-cell>
          <table:table-cell office:value-type="float" office:value="4.1140000000000008" table:formula="of:=[.E7]+($$grav*$$Time)" table:style-name="ce1">
            <text:p>4.114</text:p>
          </table:table-cell>
          <table:table-cell table:number-columns-repeated="16379" table:style-name="ce1"/>
        </table:table-row>
        <table:table-row table:style-name="ro1">
          <table:table-cell office:value-type="float" office:value="0.7" table:formula="of:=[.A8]+$$Time" table:style-name="ce1">
            <text:p>0.7</text:p>
          </table:table-cell>
          <table:table-cell office:value-type="float" office:value="7" table:formula="of:=[.B8]+([.C8]*$$Time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4.939900000000002" table:formula="of:=[.D8]+([.E8]*$$Time)" table:style-name="ce1">
            <text:p>14.9399</text:p>
          </table:table-cell>
          <table:table-cell office:value-type="float" office:value="3.1330000000000009" table:formula="of:=[.E8]+($$grav*$$Time)" table:style-name="ce1">
            <text:p>3.133</text:p>
          </table:table-cell>
          <table:table-cell table:number-columns-repeated="16379" table:style-name="ce1"/>
        </table:table-row>
        <table:table-row table:style-name="ro1">
          <table:table-cell office:value-type="float" office:value="0.79999999999999993" table:formula="of:=[.A9]+$$Time" table:style-name="ce1">
            <text:p>0.8</text:p>
          </table:table-cell>
          <table:table-cell office:value-type="float" office:value="8" table:formula="of:=[.B9]+([.C9]*$$Time)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5.253200000000001" table:formula="of:=[.D9]+([.E9]*$$Time)" table:style-name="ce1">
            <text:p>15.2532</text:p>
          </table:table-cell>
          <table:table-cell office:value-type="float" office:value="2.152000000000001" table:formula="of:=[.E9]+($$grav*$$Time)" table:style-name="ce1">
            <text:p>2.152</text:p>
          </table:table-cell>
          <table:table-cell table:number-columns-repeated="16379" table:style-name="ce1"/>
        </table:table-row>
        <table:table-row table:style-name="ro1">
          <table:table-cell office:value-type="float" office:value="0.89999999999999991" table:formula="of:=[.A10]+$$Time" table:style-name="ce1">
            <text:p>0.9</text:p>
          </table:table-cell>
          <table:table-cell office:value-type="float" office:value="9" table:formula="of:=[.B10]+([.C10]*$$Time)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5.468400000000001" table:formula="of:=[.D10]+([.E10]*$$Time)" table:style-name="ce1">
            <text:p>15.4684</text:p>
          </table:table-cell>
          <table:table-cell office:value-type="float" office:value="1.1710000000000009" table:formula="of:=[.E10]+($$grav*$$Time)" table:style-name="ce1">
            <text:p>1.171</text:p>
          </table:table-cell>
          <table:table-cell table:number-columns-repeated="16379" table:style-name="ce1"/>
        </table:table-row>
        <table:table-row table:style-name="ro1">
          <table:table-cell office:value-type="float" office:value="0.99999999999999989" table:formula="of:=[.A11]+$$Time" table:style-name="ce1">
            <text:p>1</text:p>
          </table:table-cell>
          <table:table-cell office:value-type="float" office:value="10" table:formula="of:=[.B11]+([.C11]*$$Time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.585500000000001" table:formula="of:=[.D11]+([.E11]*$$Time)" table:style-name="ce1">
            <text:p>15.5855</text:p>
          </table:table-cell>
          <table:table-cell office:value-type="float" office:value="0.19000000000000083" table:formula="of:=[.E11]+($$grav*$$Time)" table:style-name="ce1">
            <text:p>0.19</text:p>
          </table:table-cell>
          <table:table-cell table:number-columns-repeated="16379" table:style-name="ce1"/>
        </table:table-row>
        <table:table-row table:style-name="ro1">
          <table:table-cell office:value-type="float" office:value="1.0999999999999999" table:formula="of:=[.A12]+$$Time" table:style-name="ce1">
            <text:p>1.1</text:p>
          </table:table-cell>
          <table:table-cell office:value-type="float" office:value="11" table:formula="of:=[.B12]+([.C12]*$$Time)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.604500000000002" table:formula="of:=[.D12]+([.E12]*$$Time)" table:style-name="ce1">
            <text:p>15.6045</text:p>
          </table:table-cell>
          <table:table-cell office:value-type="float" office:value="-0.79099999999999926" table:formula="of:=[.E12]+($$grav*$$Time)" table:style-name="ce1">
            <text:p>-0.791</text:p>
          </table:table-cell>
          <table:table-cell table:number-columns-repeated="16379" table:style-name="ce1"/>
        </table:table-row>
        <table:table-row table:style-name="ro1">
          <table:table-cell office:value-type="float" office:value="1.2" table:formula="of:=[.A13]+$$Time" table:style-name="ce1">
            <text:p>1.2</text:p>
          </table:table-cell>
          <table:table-cell office:value-type="float" office:value="12" table:formula="of:=[.B13]+([.C13]*$$Time)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5.525400000000001" table:formula="of:=[.D13]+([.E13]*$$Time)" table:style-name="ce1">
            <text:p>15.5254</text:p>
          </table:table-cell>
          <table:table-cell office:value-type="float" office:value="-1.7719999999999994" table:formula="of:=[.E13]+($$grav*$$Time)" table:style-name="ce1">
            <text:p>-1.772</text:p>
          </table:table-cell>
          <table:table-cell table:number-columns-repeated="16379" table:style-name="ce1"/>
        </table:table-row>
        <table:table-row table:style-name="ro1">
          <table:table-cell office:value-type="float" office:value="1.3" table:formula="of:=[.A14]+$$Time" table:style-name="ce1">
            <text:p>1.3</text:p>
          </table:table-cell>
          <table:table-cell office:value-type="float" office:value="13" table:formula="of:=[.B14]+([.C14]*$$Time)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5.348200000000002" table:formula="of:=[.D14]+([.E14]*$$Time)" table:style-name="ce1">
            <text:p>15.3482</text:p>
          </table:table-cell>
          <table:table-cell office:value-type="float" office:value="-2.7529999999999992" table:formula="of:=[.E14]+($$grav*$$Time)" table:style-name="ce1">
            <text:p>-2.753</text:p>
          </table:table-cell>
          <table:table-cell table:number-columns-repeated="16379" table:style-name="ce1"/>
        </table:table-row>
        <table:table-row table:style-name="ro1">
          <table:table-cell office:value-type="float" office:value="1.4000000000000001" table:formula="of:=[.A15]+$$Time" table:style-name="ce1">
            <text:p>1.4</text:p>
          </table:table-cell>
          <table:table-cell office:value-type="float" office:value="14" table:formula="of:=[.B15]+([.C15]*$$Time)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5.072900000000002" table:formula="of:=[.D15]+([.E15]*$$Time)" table:style-name="ce1">
            <text:p>15.0729</text:p>
          </table:table-cell>
          <table:table-cell office:value-type="float" office:value="-3.7339999999999991" table:formula="of:=[.E15]+($$grav*$$Time)" table:style-name="ce1">
            <text:p>-3.734</text:p>
          </table:table-cell>
          <table:table-cell table:number-columns-repeated="16379" table:style-name="ce1"/>
        </table:table-row>
        <table:table-row table:style-name="ro1">
          <table:table-cell office:value-type="float" office:value="1.5000000000000002" table:formula="of:=[.A16]+$$Time" table:style-name="ce1">
            <text:p>1.5</text:p>
          </table:table-cell>
          <table:table-cell office:value-type="float" office:value="15" table:formula="of:=[.B16]+([.C16]*$$Time)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4.699500000000002" table:formula="of:=[.D16]+([.E16]*$$Time)" table:style-name="ce1">
            <text:p>14.6995</text:p>
          </table:table-cell>
          <table:table-cell office:value-type="float" office:value="-4.714999999999999" table:formula="of:=[.E16]+($$grav*$$Time)" table:style-name="ce1">
            <text:p>-4.715</text:p>
          </table:table-cell>
          <table:table-cell table:number-columns-repeated="16379"/>
        </table:table-row>
        <table:table-row table:style-name="ro1">
          <table:table-cell office:value-type="float" office:value="1.6000000000000003" table:formula="of:=[.A17]+$$Time" table:style-name="ce1">
            <text:p>1.6</text:p>
          </table:table-cell>
          <table:table-cell office:value-type="float" office:value="16" table:formula="of:=[.B17]+([.C17]*$$Time)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4.228000000000002" table:formula="of:=[.D17]+([.E17]*$$Time)" table:style-name="ce1">
            <text:p>14.228</text:p>
          </table:table-cell>
          <table:table-cell office:value-type="float" office:value="-5.6959999999999988" table:formula="of:=[.E17]+($$grav*$$Time)" table:style-name="ce1">
            <text:p>-5.696</text:p>
          </table:table-cell>
          <table:table-cell table:number-columns-repeated="16379"/>
        </table:table-row>
        <table:table-row table:style-name="ro1">
          <table:table-cell office:value-type="float" office:value="1.7000000000000004" table:formula="of:=[.A18]+$$Time" table:style-name="ce1">
            <text:p>1.7</text:p>
          </table:table-cell>
          <table:table-cell office:value-type="float" office:value="17" table:formula="of:=[.B18]+([.C18]*$$Time)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3.658400000000002" table:formula="of:=[.D18]+([.E18]*$$Time)" table:style-name="ce1">
            <text:p>13.6584</text:p>
          </table:table-cell>
          <table:table-cell office:value-type="float" office:value="-6.6769999999999987" table:formula="of:=[.E18]+($$grav*$$Time)" table:style-name="ce1">
            <text:p>-6.677</text:p>
          </table:table-cell>
          <table:table-cell table:number-columns-repeated="16379"/>
        </table:table-row>
        <table:table-row table:style-name="ro1">
          <table:table-cell office:value-type="float" office:value="1.8000000000000005" table:formula="of:=[.A19]+$$Time" table:style-name="ce1">
            <text:p>1.8</text:p>
          </table:table-cell>
          <table:table-cell office:value-type="float" office:value="18" table:formula="of:=[.B19]+([.C19]*$$Time)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2.990700000000002" table:formula="of:=[.D19]+([.E19]*$$Time)" table:style-name="ce1">
            <text:p>12.9907</text:p>
          </table:table-cell>
          <table:table-cell office:value-type="float" office:value="-7.6579999999999986" table:formula="of:=[.E19]+($$grav*$$Time)" table:style-name="ce1">
            <text:p>-7.658</text:p>
          </table:table-cell>
          <table:table-cell table:number-columns-repeated="16379"/>
        </table:table-row>
        <table:table-row table:style-name="ro1">
          <table:table-cell office:value-type="float" office:value="1.9000000000000006" table:formula="of:=[.A20]+$$Time" table:style-name="ce1">
            <text:p>1.9</text:p>
          </table:table-cell>
          <table:table-cell office:value-type="float" office:value="19" table:formula="of:=[.B20]+([.C20]*$$Time)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2.224900000000002" table:formula="of:=[.D20]+([.E20]*$$Time)" table:style-name="ce1">
            <text:p>12.2249</text:p>
          </table:table-cell>
          <table:table-cell office:value-type="float" office:value="-8.6389999999999993" table:formula="of:=[.E20]+($$grav*$$Time)" table:style-name="ce1">
            <text:p>-8.639</text:p>
          </table:table-cell>
          <table:table-cell table:number-columns-repeated="16379"/>
        </table:table-row>
        <table:table-row table:style-name="ro1">
          <table:table-cell office:value-type="float" office:value="2.0000000000000004" table:formula="of:=[.A21]+$$Time" table:style-name="ce1">
            <text:p>2</text:p>
          </table:table-cell>
          <table:table-cell office:value-type="float" office:value="20" table:formula="of:=[.B21]+([.C21]*$$Time)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1.361000000000002" table:formula="of:=[.D21]+([.E21]*$$Time)" table:style-name="ce1">
            <text:p>11.361</text:p>
          </table:table-cell>
          <table:table-cell office:value-type="float" office:value="-9.6199999999999992" table:formula="of:=[.E21]+($$grav*$$Time)" table:style-name="ce1">
            <text:p>-9.62</text:p>
          </table:table-cell>
          <table:table-cell table:number-columns-repeated="16379"/>
        </table:table-row>
        <table:table-row table:style-name="ro1">
          <table:table-cell office:value-type="float" office:value="2.1000000000000005" table:formula="of:=[.A22]+$$Time" table:style-name="ce1">
            <text:p>2.1</text:p>
          </table:table-cell>
          <table:table-cell office:value-type="float" office:value="21" table:formula="of:=[.B22]+([.C22]*$$Time)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0.399000000000003" table:formula="of:=[.D22]+([.E22]*$$Time)" table:style-name="ce1">
            <text:p>10.399</text:p>
          </table:table-cell>
          <table:table-cell office:value-type="float" office:value="-10.600999999999999" table:formula="of:=[.E22]+($$grav*$$Time)" table:style-name="ce1">
            <text:p>-10.601</text:p>
          </table:table-cell>
          <table:table-cell table:number-columns-repeated="16379"/>
        </table:table-row>
        <table:table-row table:style-name="ro1">
          <table:table-cell office:value-type="float" office:value="2.2000000000000006" table:formula="of:=[.A23]+$$Time" table:style-name="ce1">
            <text:p>2.2</text:p>
          </table:table-cell>
          <table:table-cell office:value-type="float" office:value="22" table:formula="of:=[.B23]+([.C23]*$$Time)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9.3389000000000024" table:formula="of:=[.D23]+([.E23]*$$Time)" table:style-name="ce1">
            <text:p>9.3389</text:p>
          </table:table-cell>
          <table:table-cell office:value-type="float" office:value="-11.581999999999999" table:formula="of:=[.E23]+($$grav*$$Time)" table:style-name="ce1">
            <text:p>-11.582</text:p>
          </table:table-cell>
          <table:table-cell table:number-columns-repeated="16379"/>
        </table:table-row>
        <table:table-row table:style-name="ro1">
          <table:table-cell office:value-type="float" office:value="2.3000000000000007" table:formula="of:=[.A24]+$$Time" table:style-name="ce1">
            <text:p>2.3</text:p>
          </table:table-cell>
          <table:table-cell office:value-type="float" office:value="23" table:formula="of:=[.B24]+([.C24]*$$Time)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8.1807000000000016" table:formula="of:=[.D24]+([.E24]*$$Time)" table:style-name="ce1">
            <text:p>8.1807</text:p>
          </table:table-cell>
          <table:table-cell office:value-type="float" office:value="-12.562999999999999" table:formula="of:=[.E24]+($$grav*$$Time)" table:style-name="ce1">
            <text:p>-12.563</text:p>
          </table:table-cell>
          <table:table-cell table:number-columns-repeated="16379"/>
        </table:table-row>
        <table:table-row table:style-name="ro1">
          <table:table-cell office:value-type="float" office:value="2.4000000000000008" table:formula="of:=[.A25]+$$Time" table:style-name="ce1">
            <text:p>2.4</text:p>
          </table:table-cell>
          <table:table-cell office:value-type="float" office:value="24" table:formula="of:=[.B25]+([.C25]*$$Time)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6.9244000000000021" table:formula="of:=[.D25]+([.E25]*$$Time)" table:style-name="ce1">
            <text:p>6.9244</text:p>
          </table:table-cell>
          <table:table-cell office:value-type="float" office:value="-13.543999999999999" table:formula="of:=[.E25]+($$grav*$$Time)" table:style-name="ce1">
            <text:p>-13.544</text:p>
          </table:table-cell>
          <table:table-cell table:number-columns-repeated="16379"/>
        </table:table-row>
        <table:table-row table:style-name="ro1">
          <table:table-cell office:value-type="float" office:value="2.5000000000000009" table:formula="of:=[.A26]+$$Time" table:style-name="ce1">
            <text:p>2.5</text:p>
          </table:table-cell>
          <table:table-cell office:value-type="float" office:value="25" table:formula="of:=[.B26]+([.C26]*$$Time)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5.5700000000000021" table:formula="of:=[.D26]+([.E26]*$$Time)" table:style-name="ce1">
            <text:p>5.57</text:p>
          </table:table-cell>
          <table:table-cell office:value-type="float" office:value="-14.524999999999999" table:formula="of:=[.E26]+($$grav*$$Time)" table:style-name="ce1">
            <text:p>-14.525</text:p>
          </table:table-cell>
          <table:table-cell table:number-columns-repeated="16379"/>
        </table:table-row>
        <table:table-row table:style-name="ro1">
          <table:table-cell office:value-type="float" office:value="2.600000000000001" table:formula="of:=[.A27]+$$Time" table:style-name="ce1">
            <text:p>2.6</text:p>
          </table:table-cell>
          <table:table-cell office:value-type="float" office:value="26" table:formula="of:=[.B27]+([.C27]*$$Time)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4.1175000000000024" table:formula="of:=[.D27]+([.E27]*$$Time)" table:style-name="ce1">
            <text:p>4.1175</text:p>
          </table:table-cell>
          <table:table-cell office:value-type="float" office:value="-15.505999999999998" table:formula="of:=[.E27]+($$grav*$$Time)" table:style-name="ce1">
            <text:p>-15.506</text:p>
          </table:table-cell>
          <table:table-cell table:number-columns-repeated="16379"/>
        </table:table-row>
        <table:table-row table:style-name="ro1">
          <table:table-cell office:value-type="float" office:value="2.7000000000000011" table:formula="of:=[.A28]+$$Time" table:style-name="ce1">
            <text:p>2.7</text:p>
          </table:table-cell>
          <table:table-cell office:value-type="float" office:value="27" table:formula="of:=[.B28]+([.C28]*$$Time)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.5669000000000022" table:formula="of:=[.D28]+([.E28]*$$Time)" table:style-name="ce1">
            <text:p>2.5669</text:p>
          </table:table-cell>
          <table:table-cell office:value-type="float" office:value="-16.486999999999998" table:formula="of:=[.E28]+($$grav*$$Time)" table:style-name="ce1">
            <text:p>-16.487</text:p>
          </table:table-cell>
          <table:table-cell table:number-columns-repeated="16379"/>
        </table:table-row>
        <table:table-row table:style-name="ro1">
          <table:table-cell office:value-type="float" office:value="2.8000000000000012" table:formula="of:=[.A29]+$$Time" table:style-name="ce1">
            <text:p>2.8</text:p>
          </table:table-cell>
          <table:table-cell office:value-type="float" office:value="28" table:formula="of:=[.B29]+([.C29]*$$Time)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0.91820000000000235" table:formula="of:=[.D29]+([.E29]*$$Time)" table:style-name="ce1">
            <text:p>0.9182</text:p>
          </table:table-cell>
          <table:table-cell office:value-type="float" office:value="-17.468" table:formula="of:=[.E29]+($$grav*$$Time)" table:style-name="ce1">
            <text:p>-17.468</text:p>
          </table:table-cell>
          <table:table-cell table:number-columns-repeated="16379"/>
        </table:table-row>
        <table:table-row table:style-name="ro1">
          <table:table-cell office:value-type="float" office:value="2.9000000000000012" table:formula="of:=[.A30]+$$Time" table:style-name="ce1">
            <text:p>2.9</text:p>
          </table:table-cell>
          <table:table-cell office:value-type="float" office:value="29" table:formula="of:=[.B30]+([.C30]*$$Time)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-0.82859999999999778" table:formula="of:=[.D30]+([.E30]*$$Time)" table:style-name="ce1">
            <text:p>-0.8286</text:p>
          </table:table-cell>
          <table:table-cell office:value-type="float" office:value="-18.449000000000002" table:formula="of:=[.E30]+($$grav*$$Time)" table:style-name="ce1">
            <text:p>-18.449</text:p>
          </table:table-cell>
          <table:table-cell table:number-columns-repeated="16379"/>
        </table:table-row>
        <table:table-row table:style-name="ro1">
          <table:table-cell office:value-type="float" office:value="3.0000000000000013" table:formula="of:=[.A31]+$$Time" table:style-name="ce1">
            <text:p>3</text:p>
          </table:table-cell>
          <table:table-cell office:value-type="float" office:value="30" table:formula="of:=[.B31]+([.C31]*$$Time)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-2.673499999999998" table:formula="of:=[.D31]+([.E31]*$$Time)" table:style-name="ce1">
            <text:p>-2.6735</text:p>
          </table:table-cell>
          <table:table-cell office:value-type="float" office:value="-19.430000000000003" table:formula="of:=[.E31]+($$grav*$$Time)" table:style-name="ce1">
            <text:p>-19.43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Highest_Point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Time step</text:p>
          </table:table-cell>
          <table:table-cell office:value-type="float" office:value="0.01" table:style-name="ce1">
            <text:p>0.01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v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9" table:style-name="ce1">
            <text:p>0.19</text:p>
          </table:table-cell>
          <table:table-cell office:value-type="float" office:value="15.5855" table:style-name="ce1">
            <text:p>15.5855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1" table:formula="of:=[.D2]+$$Time2" table:style-name="ce1">
            <text:p>1.01</text:p>
          </table:table-cell>
          <table:table-cell office:value-type="float" office:value="9.1899999999999996E-2" table:formula="of:=[.E2]+($$grav*$$Time2)" table:style-name="ce1">
            <text:p>0.0919</text:p>
          </table:table-cell>
          <table:table-cell office:value-type="float" office:value="15.587399999999999" table:formula="of:=[.F2]+([.E2]*$$Time2)" table:style-name="ce1">
            <text:p>15.58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ghest point</text:p>
          </table:table-cell>
          <table:table-cell office:value-type="string" table:style-name="ce1">
            <text:p>15.59 m</text:p>
          </table:table-cell>
          <table:table-cell table:style-name="ce1"/>
          <table:table-cell office:value-type="float" office:value="1.02" table:formula="of:=[.D3]+$$Time2" table:style-name="ce2">
            <text:p>1.02</text:p>
          </table:table-cell>
          <table:table-cell office:value-type="float" office:value="-6.2000000000000111E-3" table:formula="of:=[.E3]+($$grav*$$Time2)" table:style-name="ce2">
            <text:p>-0.0062</text:p>
          </table:table-cell>
          <table:table-cell office:value-type="float" office:value="15.588318999999998" table:formula="of:=[.F3]+([.E3]*$$Time2)" table:style-name="ce2">
            <text:p>15.588319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3" table:formula="of:=[.D4]+$$Time2" table:style-name="ce1">
            <text:p>1.03</text:p>
          </table:table-cell>
          <table:table-cell office:value-type="float" office:value="-0.10430000000000002" table:formula="of:=[.E4]+($$grav*$$Time2)" table:style-name="ce1">
            <text:p>-0.1043</text:p>
          </table:table-cell>
          <table:table-cell office:value-type="float" office:value="15.588256999999999" table:formula="of:=[.F4]+([.E4]*$$Time2)" table:style-name="ce1">
            <text:p>15.588257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4" table:formula="of:=[.D5]+$$Time2" table:style-name="ce1">
            <text:p>1.04</text:p>
          </table:table-cell>
          <table:table-cell office:value-type="float" office:value="-0.20240000000000002" table:formula="of:=[.E5]+($$grav*$$Time2)" table:style-name="ce1">
            <text:p>-0.2024</text:p>
          </table:table-cell>
          <table:table-cell office:value-type="float" office:value="15.587213999999999" table:formula="of:=[.F5]+([.E5]*$$Time2)" table:style-name="ce1">
            <text:p>15.587214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5" table:formula="of:=[.D6]+$$Time2" table:style-name="ce1">
            <text:p>1.05</text:p>
          </table:table-cell>
          <table:table-cell office:value-type="float" office:value="-0.30050000000000004" table:formula="of:=[.E6]+($$grav*$$Time2)" table:style-name="ce1">
            <text:p>-0.3005</text:p>
          </table:table-cell>
          <table:table-cell office:value-type="float" office:value="15.585189999999999" table:formula="of:=[.F6]+([.E6]*$$Time2)" table:style-name="ce1">
            <text:p>15.58519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6" table:formula="of:=[.D7]+$$Time2" table:style-name="ce1">
            <text:p>1.06</text:p>
          </table:table-cell>
          <table:table-cell office:value-type="float" office:value="-0.39860000000000007" table:formula="of:=[.E7]+($$grav*$$Time2)" table:style-name="ce1">
            <text:p>-0.3986</text:p>
          </table:table-cell>
          <table:table-cell office:value-type="float" office:value="15.582184999999999" table:formula="of:=[.F7]+([.E7]*$$Time2)" table:style-name="ce1">
            <text:p>15.582185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7" table:formula="of:=[.D8]+$$Time2" table:style-name="ce1">
            <text:p>1.07</text:p>
          </table:table-cell>
          <table:table-cell office:value-type="float" office:value="-0.49670000000000009" table:formula="of:=[.E8]+($$grav*$$Time2)" table:style-name="ce1">
            <text:p>-0.4967</text:p>
          </table:table-cell>
          <table:table-cell office:value-type="float" office:value="15.578199" table:formula="of:=[.F8]+([.E8]*$$Time2)" table:style-name="ce1">
            <text:p>15.578199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8" table:formula="of:=[.D9]+$$Time2" table:style-name="ce1">
            <text:p>1.08</text:p>
          </table:table-cell>
          <table:table-cell office:value-type="float" office:value="-0.59480000000000011" table:formula="of:=[.E9]+($$grav*$$Time2)" table:style-name="ce1">
            <text:p>-0.5948</text:p>
          </table:table-cell>
          <table:table-cell office:value-type="float" office:value="15.573231999999999" table:formula="of:=[.F9]+([.E9]*$$Time2)" table:style-name="ce1">
            <text:p>15.573232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900000000000001" table:formula="of:=[.D10]+$$Time2" table:style-name="ce1">
            <text:p>1.09</text:p>
          </table:table-cell>
          <table:table-cell office:value-type="float" office:value="-0.69290000000000007" table:formula="of:=[.E10]+($$grav*$$Time2)" table:style-name="ce1">
            <text:p>-0.6929</text:p>
          </table:table-cell>
          <table:table-cell office:value-type="float" office:value="15.567283999999999" table:formula="of:=[.F10]+([.E10]*$$Time2)" table:style-name="ce1">
            <text:p>15.567284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1000000000000001" table:formula="of:=[.D11]+$$Time2" table:style-name="ce1">
            <text:p>1.1</text:p>
          </table:table-cell>
          <table:table-cell office:value-type="float" office:value="-0.79100000000000004" table:formula="of:=[.E11]+($$grav*$$Time2)" table:style-name="ce1">
            <text:p>-0.791</text:p>
          </table:table-cell>
          <table:table-cell office:value-type="float" office:value="15.560354999999999" table:formula="of:=[.F11]+([.E11]*$$Time2)" table:style-name="ce1">
            <text:p>15.560355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named-expressions>
        <table:named-range table:name="grav" table:cell-range-address="Position_Graph.$J$1" table:base-cell-address="Position_Graph.$A$1"/>
        <table:named-range table:name="h0" table:cell-range-address="Position_Graph.$H$1" table:base-cell-address="Position_Graph.$A$1"/>
        <table:named-range table:name="Time" table:cell-range-address="Position_Graph.$G$1" table:base-cell-address="Position_Graph.$A$1"/>
        <table:named-range table:name="Time2" table:cell-range-address="Highest_Point.$B$1" table:base-cell-address="Highest_Point.$A$1"/>
        <table:named-range table:name="y0" table:cell-range-address="Position_Graph.$I$1" table:base-cell-address="Position_Graph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Smoke Veteran</meta:initial-creator>
    <dc:creator>Smoke Veteran</dc:creator>
    <meta:creation-date>2018-01-16T19:56:38Z</meta:creation-date>
    <dc:date>2018-01-18T04:33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79.5pt" chart:style-name="Crt0">
        <chart:title chart:style-name="CT00">
          <text:p text:style-name="a0" text:class-names="" text:cond-style-name="">Position of Objec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osition_Graph.$D$2:.$D$32" chart:class="chart:scatter" chart:attached-axis="primary-y" chart:style-name="G0S0">
            <chart:domain table:cell-range-address="Position_Graph.$B$2:.$B$32"/>
            <chart:data-point chart:repeated="3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